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float" office:value="878.79" calcext:value-type="float">
            <text:p>878.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203.57" calcext:value-type="float">
            <text:p>203.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528.04" calcext:value-type="float">
            <text:p>528.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261.55" calcext:value-type="float">
            <text:p>1261.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746.07" calcext:value-type="float">
            <text:p>746.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339.45" calcext:value-type="float">
            <text:p>339.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852.39" calcext:value-type="float">
            <text:p>852.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480.94" calcext:value-type="float">
            <text:p>480.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435.24" calcext:value-type="float">
            <text:p>435.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184.71" calcext:value-type="float">
            <text:p>184.7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611.34" calcext:value-type="float">
            <text:p>611.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626.1" calcext:value-type="float">
            <text:p>626.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841.79" calcext:value-type="float">
            <text:p>841.7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891.78" calcext:value-type="float">
            <text:p>891.7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582.39" calcext:value-type="float">
            <text:p>582.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54.06" calcext:value-type="float">
            <text:p>154.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40.38" calcext:value-type="float">
            <text:p>240.3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120.52" calcext:value-type="float">
            <text:p>120.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106.31" calcext:value-type="float">
            <text:p>106.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996.85" calcext:value-type="float">
            <text:p>996.8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359.39" calcext:value-type="float">
            <text:p>359.3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868.58" calcext:value-type="float">
            <text:p>868.5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43.32" calcext:value-type="float">
            <text:p>143.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658.76" calcext:value-type="float">
            <text:p>658.7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143.66" calcext:value-type="float">
            <text:p>143.6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058.68" calcext:value-type="float">
            <text:p>1058.6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566.73" calcext:value-type="float">
            <text:p>566.7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036.94" calcext:value-type="float">
            <text:p>1036.9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34.44" calcext:value-type="float">
            <text:p>134.4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216.94" calcext:value-type="float">
            <text:p>216.9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23.16" calcext:value-type="float">
            <text:p>123.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64.84" calcext:value-type="float">
            <text:p>264.8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719.51" calcext:value-type="float">
            <text:p>719.5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189.11" calcext:value-type="float">
            <text:p>189.1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318.85" calcext:value-type="float">
            <text:p>318.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48:51.736106646</meta:creation-date>
    <dc:date>2018-02-02T17:54:13.433170926</dc:date>
    <meta:editing-duration>PT5M22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